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3074378036729399039"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6068921817770606573"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6824838959204035374"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4440501764173915450" text:style-name="L4">
        <text:list-item>
          <text:p text:style-name="P5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4">Continue adjusting the speed so HR stays near 142. <text:s/>Also continue taking splits for each mile and remembering HR at the end of each mile. <text:s/>Stop running after a mile split goes above 9:30. <text:s/></text:p>
        </text:list-item>
        <text:list-item>
          <text:p text:style-name="P5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7"><text:span text:style-name="T2"/></text:p>
      <text:p text:style-name="P7"><text:span text:style-name="T2">Fri Feb 7, 2020 </text:span>3.25 miles </text:p>
      <text:p text:style-name="P7"><text:span text:style-name="T2">I ran on a Wise Center treadmill.</text:span></text:p>
      <text:p text:style-name="P7">Run:<text:span text:style-name="T2"> 3 miles in 27:00, </text:span></text:p>
      <text:p text:style-name="P7"><text:span text:style-name="T2">Approximate splits and pulses at the end of each split: </text:span></text:p>
      <text:p text:style-name="P7"><text:span text:style-name="T2">9:30 (131 bpm), 9:00 (137), 8:30 (147)</text:span></text:p>
      <text:p text:style-name="P7">Warm down: <text:span text:style-name="T2">0.25 miles in about 3:00</text:span></text:p>
      <text:p text:style-name="P7"><text:span text:style-name="T2"/></text:p>
      <text:p text:style-name="P7">In the past week: 27.75 mile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07T12:07:59.23</dc:date>
    <dc:creator>James Lombardi</dc:creator>
    <meta:editing-duration>P1DT22H3M16S</meta:editing-duration>
    <meta:editing-cycles>261</meta:editing-cycles>
    <meta:generator>OpenOffice/4.1.2$Win32 OpenOffice.org_project/412m3$Build-9782</meta:generator>
    <meta:document-statistic meta:table-count="0" meta:image-count="0" meta:object-count="0" meta:page-count="39" meta:paragraph-count="1046" meta:word-count="11418" meta:character-count="56087"/>
  </office:meta>
</office:document-meta>
</file>